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1"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Linux monitoring and debugg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4cm" svg:x="1.4cm" svg:y="0.837cm" presentation:class="subtitle">
          <draw:text-box>
            <text:p>The kernel</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Kernel definition</text:p>
          </draw:text-box>
        </draw:frame>
        <draw:frame presentation:style-name="pr5" draw:layer="layout" svg:width="25.199cm" svg:height="12.178cm" svg:x="1.4cm" svg:y="4.914cm" presentation:class="outline">
          <draw:text-box>
            <text:list text:style-name="L3">
              <text:list-item>
                <text:p>This is what most people think:</text:p>
                <text:list>
                  <text:list-item>
                    <text:p text:style-name="P1">Manage memory</text:p>
                  </text:list-item>
                  <text:list-item>
                    <text:p text:style-name="P1">Manage cpu</text:p>
                  </text:list-item>
                  <text:list-item>
                    <text:p text:style-name="P1">API to hardware</text:p>
                  </text:list-item>
                </text:list>
              </text:list-item>
              <text:list-item>
                <text:p text:style-name="P1">These are all right but secondary definitions.</text:p>
              </text:list-item>
              <text:list-item>
                <text:p text:style-name="P1">Real kernel definition is all about security and stability.</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ecure kernel - definition</text:p>
          </draw:text-box>
        </draw:frame>
        <draw:frame presentation:style-name="pr5" draw:layer="layout" svg:width="25.199cm" svg:height="12.178cm" svg:x="1.4cm" svg:y="4.914cm" presentation:class="outline">
          <draw:text-box>
            <text:list text:style-name="L3">
              <text:list-item>
                <text:p>Secure Kernel - “<text:span text:style-name="T1">a piece of software that enables other pieces of software to run and guarantees that any piece of software does not cause harm (in certain predefined ways) to other pieces of software or to the OS itself...”</text:span></text:p>
              </text:list-item>
              <text:list-item>
                <text:p><text:span text:style-name="T2">Note: round about hard could be caused (wasting resources out of a shared pool is an example)</text:span></text:p>
              </text:list-item>
              <text:list-item>
                <text:p><text:span text:style-name="T2">Note: we still want to allow to code in assembly or assembly driven languages (like C/C++) and keep the definition</text:span></text:p>
              </text:list-item>
              <text:list-item>
                <text:p><text:span text:style-name="T2">Note: the kernel has nothing to do with providing the applications themselves and has nothing to do with GUI</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hy is the definition important?</text:p>
          </draw:text-box>
        </draw:frame>
        <draw:frame presentation:style-name="pr5" draw:layer="layout" svg:width="25.199cm" svg:height="12.178cm" svg:x="1.4cm" svg:y="4.914cm" presentation:class="outline">
          <draw:text-box>
            <text:list text:style-name="L3">
              <text:list-item>
                <text:p>Business reasons – selling software and supporting it</text:p>
              </text:list-item>
              <text:list-item>
                <text:p>Technical reasons – aid in debugging</text:p>
              </text:list-item>
              <text:list-item>
                <text:p>Technical reasons – tool of integration</text:p>
              </text:list-item>
              <text:list-item>
                <text:p>Utilization reasons – putting many users on the same computer</text:p>
              </text:list-item>
              <text:list-item>
                <text:p>Security reasons – provides layers of defense</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How is the kernel implemented to achieve this?</text:p>
          </draw:text-box>
        </draw:frame>
        <draw:frame presentation:style-name="pr5" draw:layer="layout" svg:width="25.199cm" svg:height="12.178cm" svg:x="1.4cm" svg:y="4.914cm" presentation:class="outline">
          <draw:text-box>
            <text:list text:style-name="L3">
              <text:list-item>
                <text:p>Implementation is based on hardware.</text:p>
              </text:list-item>
              <text:list-item>
                <text:p>Main components will be</text:p>
                <text:list>
                  <text:list-item>
                    <text:p>Security bit in the CPU</text:p>
                  </text:list-item>
                  <text:list-item>
                    <text:p>Allowed/not allowed machine instructions</text:p>
                  </text:list-item>
                  <text:list-item>
                    <text:p>MMU</text:p>
                  </text:list-item>
                  <text:list-item>
                    <text:p>Hardware clocks</text:p>
                  </text:list-item>
                  <text:list-item>
                    <text:p>Syscall instruction</text:p>
                  </text:list-item>
                </text:list>
              </text:list-item>
              <text:list-item>
                <text:p>(long discussion will now follow)</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3">
              <text:list-item>
                <text:p>Main interface: syscalls</text:p>
                <text:list>
                  <text:list-item>
                    <text:p>About 200-300 of those (some are architecture dependent)</text:p>
                  </text:list-item>
                  <text:list-item>
                    <text:p>Each system has it's own definition of those</text:p>
                  </text:list-item>
                  <text:list-item>
                    <text:p>Very strong effort to be backwards compatible in Linux</text:p>
                  </text:list-item>
                  <text:list-item>
                    <text:p>Section 2 of the manual page system is dedicated to those</text:p>
                  </text:list-item>
                  <text:list-item>
                    <text:p>See “man 2 syscalls” to see a list of all of those</text:p>
                  </text:list-item>
                  <text:list-item>
                    <text:p>Every couple of years some new syscalls appear</text:p>
                  </text:list-item>
                  <text:list-item>
                    <text:p>Usually used from C/C++ but could be used from assembly or other languages as well</text:p>
                  </text:list-item>
                  <text:list-item>
                    <text:p>Simple syscall is in the order of microseconds (getpid()?!?).</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3">
              <text:list-item>
                <text:p>System calls are wrapped by the standard C library.</text:p>
              </text:list-item>
              <text:list-item>
                <text:p>Linux has several of these:</text:p>
                <text:list>
                  <text:list-item>
                    <text:p>glibc – for large (desktop, server)</text:p>
                  </text:list-item>
                  <text:list-item>
                    <text:p>uclibc – for smaller embedded devices</text:p>
                  </text:list-item>
                  <text:list-item>
                    <text:p>bionic – special implementation for android</text:p>
                  </text:list-item>
                  <text:list-item>
                    <text:p>And more...</text:p>
                  </text:list-item>
                </text:list>
              </text:list-item>
              <text:list-item>
                <text:p>Some system calls are not wrapped – mainly because they are considered too complicated to be used by regular C/C++ programmers.</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3">
              <text:list-item>
                <text:p>When designing system calls kernel programmers prefer flexibility over simplicity.</text:p>
              </text:list-item>
              <text:list-item>
                <text:p>That is why some system calls are hard (e.g. futex(2), clone(2), …)</text:p>
              </text:list-item>
              <text:list-item>
                <text:p>That is OK. The idea is that these calls will be wrapped by userspace (e.g. pthread_create(3)).</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3">
              <text:list-item>
                <text:p>Virtual filesystems</text:p>
              </text:list-item>
              <text:list-item>
                <text:p>Most famous are /proc and /sys</text:p>
              </text:list-item>
              <text:list-item>
                <text:p>See /proc/filesystems</text:p>
              </text:list-item>
              <text:list-item>
                <text:p>More of these appear every day...:)</text:p>
              </text:list-item>
              <text:list-item>
                <text:p>Used for many things: debugging the kernel/userspace, monitoring, operational, devices, …</text:p>
              </text:list-item>
              <text:list-item>
                <text:p>Has a little more cost than regular syscall because you need several real syscalls to access and printing and scanning on the actual information.</text:p>
              </text:list-item>
              <text:list-item>
                <text:p>Virtual file system API is not intended for “regular” program use (otherwise it would be a syscall which is cheaper).</text:p>
              </text:list-item>
              <text:list-item>
                <text:p>Virtual file system API is more subject to change than system calls.</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How much do content switches cost?</text:p>
          </draw:text-box>
        </draw:frame>
        <draw:frame presentation:style-name="pr5" draw:layer="layout" svg:width="25.199cm" svg:height="12.178cm" svg:x="1.4cm" svg:y="4.914cm" presentation:class="outline">
          <draw:text-box>
            <text:list text:style-name="L3">
              <text:list-item>
                <text:p>Around 1/0.5/0.25 usec</text:p>
              </text:list-item>
              <text:list-item>
                <text:p>Do context switches between processes cost more than context switches between threads? Not really. Just 50% more.</text:p>
              </text:list-item>
              <text:list-item>
                <text:p>This is a lot less than what most people think.</text:p>
              </text:list-item>
              <text:list-item>
                <text:p>This leads to a long debate about whether multi-threading or multi-processing or maybe a combo of the two is the best programming paradigm for user space app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3">
              <text:list-item>
                <text:p>Linux has no threads – just processes.</text:p>
              </text:list-item>
              <text:list-item>
                <text:p>Processes can share little (e.g. when created with fork(2))</text:p>
              </text:list-item>
              <text:list-item>
                <text:p>Or can share a lot (e.g. when created with clone(2)).</text:p>
              </text:list-item>
              <text:list-item>
                <text:p>That is also why their ids look similar.</text:p>
              </text:list-item>
              <text:list-item>
                <text:p>A multi threaded program in Linux is actually a process group</text:p>
              </text:list-item>
              <text:list-item>
                <text:p>That is ok – you can still think of your threads as threads and not processes.</text:p>
              </text:list-item>
              <text:list-item>
                <text:p>ps(1) will only show you process group leaders and that is why you have to give it the -L flag to see threads.</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3">
              <text:list-item>
                <text:p>Has several scheduling classes but the most interesting are OTHER, FIFO and RR</text:p>
              </text:list-item>
              <text:list-item>
                <text:p>OTHER is for regular processes with soft scheduling and no starvation. Priority is -20 to 20 where -20 to 0 are reserved for root where lower is higher priority</text:p>
              </text:list-item>
              <text:list-item>
                <text:p>FIFO and RR are for real time processes. You need to have special privilege to run these. Does hard scheduling. Priority is 0-150 but only 0-99 for users (100-150 reserved for kernel internal use). Higher is better. FIFO guarantees no context switches and so is “harder” while RR does context switches between processes with the same priority. Misuse can lead to a hung system.</text:p>
              </text:list-item>
              <text:list-item>
                <text:p>Linux uses the scheduler to schedule kernel internal threads as well as user processes.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Kernel contexts</text:p>
          </draw:text-box>
        </draw:frame>
        <draw:frame presentation:style-name="pr5" draw:layer="layout" svg:width="25.199cm" svg:height="12.178cm" svg:x="1.4cm" svg:y="4.914cm" presentation:class="outline">
          <draw:text-box>
            <text:list text:style-name="L3">
              <text:list-item>
                <text:p>When programming in the kernel you deal with 3 main contexts:</text:p>
                <text:list>
                  <text:list-item>
                    <text:p>User/passive/program context – when serving syscalls.</text:p>
                  </text:list-item>
                  <text:list-item>
                    <text:p>Interrupt context – when serving hardware</text:p>
                  </text:list-item>
                  <text:list-item>
                    <text:p>BH (botton half) context – when doing “completion” work. Kernel threads are here.</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Kernel/userspace contract</text:p>
          </draw:text-box>
        </draw:frame>
        <draw:frame presentation:style-name="pr5" draw:layer="layout" svg:width="25.199cm" svg:height="12.178cm" svg:x="1.4cm" svg:y="4.914cm" presentation:class="outline" presentation:user-transformed="true">
          <draw:text-box>
            <text:list text:style-name="L3">
              <text:list-item>
                <text:p>Boot sequences: hardware → bios → bootloader → kernel → userspace</text:p>
              </text:list-item>
              <text:list-item>
                <text:p>Kernel only runs one program in userspace: /sbin/init.</text:p>
              </text:list-item>
              <text:list-item>
                <text:p>You can put your own program to replace it. But really you don't want to do that.</text:p>
              </text:list-item>
              <text:list-item>
                <text:p>Any other program will be a descendant of init.</text:p>
              </text:list-item>
              <text:list-item>
                <text:p>That is why init(1) will always have pid==1.</text:p>
              </text:list-item>
              <text:list-item>
                <text:p>When init(1) the system shuts dow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Shutdown sequence</text:p>
          </draw:text-box>
        </draw:frame>
        <draw:frame presentation:style-name="pr5" draw:layer="layout" svg:width="25.199cm" svg:height="12.178cm" svg:x="1.4cm" svg:y="4.914cm" presentation:class="outline">
          <draw:text-box>
            <text:list text:style-name="L3">
              <text:list-item>
                <text:p>The kernel sends signal SIGTERM to all running processes.</text:p>
              </text:list-item>
              <text:list-item>
                <text:p>Processes have a chance to respond and “clean up” before dying.</text:p>
              </text:list-item>
              <text:list-item>
                <text:p>Anyone left standing after some time (2 seconds – configurable) is killed.</text:p>
              </text:list-item>
              <text:list-item>
                <text:p>So SIGTERM is not a good time to go do long tasks.</text:p>
              </text:list-item>
              <text:list-item>
                <text:p>Writing a program that shuts itself down cleanly and quickly when asked to is really hard for programmers.</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User space programming contexts</text:p>
          </draw:text-box>
        </draw:frame>
        <draw:frame presentation:style-name="pr5" draw:layer="layout" svg:width="25.199cm" svg:height="12.178cm" svg:x="1.4cm" svg:y="4.914cm" presentation:class="outline">
          <draw:text-box>
            <text:list text:style-name="L3">
              <text:list-item>
                <text:p>Linux derives it's user space programming model from it's UNIX ancestry so it has two modes in user space:</text:p>
                <text:list>
                  <text:list-item>
                    <text:p>Regular context – this is where most standard programming takes place.</text:p>
                  </text:list-item>
                  <text:list-item>
                    <text:p>Signal context – asynchronous context that enables signal delivery from the OS or other processes.</text:p>
                  </text:list-item>
                </text:list>
              </text:list-item>
              <text:list-item>
                <text:p>Programmers often find it hard to work with the signal context and so avoid the signal asynchronous model of programming in favor of the regular, synchronous one.</text:p>
              </text:list-item>
              <text:list-item>
                <text:p>Unlike old style UNIX Linux supports doing almost everything in a regular, synchronous way (sigh of relief...).</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28T21:39:10.204693030</meta:creation-date>
    <meta:editing-duration>PT54S</meta:editing-duration>
    <meta:editing-cycles>2</meta:editing-cycles>
    <dc:date>2013-12-28T22:14:55.660310636</dc:date>
    <meta:document-statistic meta:object-count="87"/>
    <meta:generator>LibreOffice/4.1.3.2$Linux_x86 LibreOffice_project/410m0$Build-2</meta:generator>
  </office:meta>
</office:document-meta>
</file>